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66cm" fo:min-width="4.5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1.016cm" svg:x="11.168cm" svg:y="3.624cm">
          <text:p text:style-name="P1"><text:span text:style-name="T1">User/Direc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016cm" svg:x="7.168cm" svg:y="5.624cm">
          <text:p text:style-name="P1"><text:span text:style-name="T1">sub-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016cm" svg:x="15.168cm" svg:y="5.624cm">
          <text:p text:style-name="P1"><text:span text:style-name="T1">sub-us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.784cm" svg:y1="4.64cm" svg:x2="11.784cm" svg:y2="5.624cm">
          <text:p/>
        </draw:line>
        <draw:line draw:style-name="gr2" draw:text-style-name="P2" draw:layer="layout" svg:x1="15.684cm" svg:y1="4.64cm" svg:x2="15.684cm" svg:y2="5.624cm">
          <text:p/>
        </draw:line>
        <draw:custom-shape draw:style-name="gr1" draw:text-style-name="P1" draw:layer="layout" svg:width="5.08cm" svg:height="1.016cm" svg:x="11.168cm" svg:y="7.624cm">
          <text:p text:style-name="P1"><text:span text:style-name="T1">sub-sub-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016cm" svg:x="19.168cm" svg:y="7.624cm">
          <text:p text:style-name="P1"><text:span text:style-name="T1">sub-sub-us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784cm" svg:y1="6.64cm" svg:x2="15.784cm" svg:y2="7.624cm">
          <text:p/>
        </draw:line>
        <draw:line draw:style-name="gr2" draw:text-style-name="P2" draw:layer="layout" svg:x1="19.684cm" svg:y1="6.64cm" svg:x2="19.684cm" svg:y2="7.624cm">
          <text:p/>
        </draw:line>
        <draw:custom-shape draw:style-name="gr1" draw:text-style-name="P1" draw:layer="layout" svg:width="5.08cm" svg:height="1.016cm" svg:x="2.268cm" svg:y="9.624cm">
          <text:p text:style-name="P1"><text:span text:style-name="T1">sub-sub-sub-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016cm" svg:x="8.268cm" svg:y="9.624cm">
          <text:p text:style-name="P1"><text:span text:style-name="T1">sub-sub-sub-us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684cm" svg:y1="8.64cm" svg:x2="12.684cm" svg:y2="9.624cm">
          <text:p/>
        </draw:line>
        <draw:line draw:style-name="gr2" draw:text-style-name="P2" draw:layer="layout" svg:x1="15.084cm" svg:y1="8.64cm" svg:x2="15.084cm" svg:y2="9.624cm">
          <text:p/>
        </draw:line>
        <draw:custom-shape draw:style-name="gr1" draw:text-style-name="P1" draw:layer="layout" svg:width="5.08cm" svg:height="1.016cm" svg:x="14.368cm" svg:y="9.624cm">
          <text:p text:style-name="P1"><text:span text:style-name="T1">sub-sub-sub-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1.016cm" svg:x="20.368cm" svg:y="9.624cm">
          <text:p text:style-name="P1"><text:span text:style-name="T1">sub-sub-sub-use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848cm" svg:y1="8.64cm" svg:x2="15.848cm" svg:y2="9.212cm">
          <text:p/>
        </draw:line>
        <draw:line draw:style-name="gr2" draw:text-style-name="P2" draw:layer="layout" svg:x1="15.848cm" svg:y1="9.212cm" svg:x2="21.182cm" svg:y2="9.212cm">
          <text:p/>
        </draw:line>
        <draw:line draw:style-name="gr2" draw:text-style-name="P2" draw:layer="layout" svg:x1="21.182cm" svg:y1="9.212cm" svg:x2="21.182cm" svg:y2="9.624cm">
          <text:p/>
        </draw:line>
        <draw:line draw:style-name="gr2" draw:text-style-name="P2" draw:layer="layout" svg:x1="11.748cm" svg:y1="8.64cm" svg:x2="11.748cm" svg:y2="9.212cm">
          <text:p/>
        </draw:line>
        <draw:line draw:style-name="gr2" draw:text-style-name="P2" draw:layer="layout" svg:x1="6.448cm" svg:y1="9.212cm" svg:x2="11.782cm" svg:y2="9.212cm">
          <text:p/>
        </draw:line>
        <draw:line draw:style-name="gr2" draw:text-style-name="P2" draw:layer="layout" svg:x1="6.482cm" svg:y1="9.212cm" svg:x2="6.482cm" svg:y2="9.624cm">
          <text:p/>
        </draw:line>
        <draw:frame draw:style-name="gr3" draw:text-style-name="P4" draw:layer="layout" svg:width="3.556cm" svg:height="1.361cm" svg:x="20.228cm" svg:y="5.388cm">
          <draw:text-box>
            <text:p text:style-name="P3"><text:span text:style-name="T1">u</text:span><text:span text:style-name="T1">s</text:span><text:span text:style-name="T1">er</text:span><text:span text:style-name="T1">-</text:span><text:span text:style-name="T1">id</text:span></text:p>
            <text:p text:style-name="P3"><text:span text:style-name="T1">p</text:span><text:span text:style-name="T1">a</text:span><text:span text:style-name="T1">s</text:span><text:span text:style-name="T1">s</text:span><text:span text:style-name="T1">w</text:span><text:span text:style-name="T1">or</text:span><text:span text:style-name="T1">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3T20:30:28.273372299</meta:creation-date>
    <dc:date>2020-10-13T21:05:45.394484151</dc:date>
    <meta:editing-duration>PT5M27S</meta:editing-duration>
    <meta:editing-cycles>1</meta:editing-cycles>
    <meta:document-statistic meta:object-count="45"/>
    <meta:generator>LibreOffice/6.0.7.3$Linux_X86_64 LibreOffice_project/00m0$Build-3</meta:generator>
  </office:meta>
</office:document-meta>
</file>